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890CC67F226155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7.937cm" svg:x="6.531cm" svg:y="10.881cm">
          <draw:image xlink:href="Pictures/10000000000000E1000000E1890CC67F2261553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"/>
    <meta:generator>Real_Office/7.4.0.3$Windows_X86_64 LibreOffice_project/</meta:generator>
  </office:meta>
</office:document-meta>
</file>